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just a draft of expectation. Maybe some words are duplicated/repeated please check and make final filtration prior to quote. </text:p>
      <text:p text:style-name="P1">Job Auction site, this website should act as a online job auction website that allow for recruitment. This website should allow clients to create online work teams that coordinate and pay through the company's proprietary software should be crea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ran lata</meta:initial-creator>
    <meta:creation-date>2015-01-07T11:30:01</meta:creation-date>
    <meta:document-statistic meta:table-count="0" meta:image-count="0" meta:object-count="0" meta:page-count="1" meta:paragraph-count="2" meta:word-count="60" meta:character-count="382"/>
    <dc:date>2015-01-07T11:30:36</dc:date>
    <dc:creator>swaran lata</dc:creator>
    <meta:editing-duration>PT35S</meta:editing-duration>
    <meta:editing-cycles>1</meta:editing-cycles>
    <meta:generator>OpenOffice/4.0.1$Linux OpenOffice.org_project/401m5$Build-9714</meta:generator>
  </office:meta>
</office:document-meta>
</file>